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Water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rennial Ice/Snow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veloped, Open Space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veloped, Low Intensity</text:p>
          </table:table-cell>
          <table:table-cell office:value-type="float" office:value="220" calcext:value-type="float">
            <text:p>220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veloped, Medium Intensity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veloped, High Intensity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rren Land (Rock/Sand/Clay)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ciduous Forest</text:p>
          </table:table-cell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  <table:table-cell office:value-type="float" office:value="102" calcext:value-type="float">
            <text:p>10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vergreen Forest</text:p>
          </table:table-cell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xed Forest</text:p>
          </table:table-cell>
          <table:table-cell office:value-type="float" office:value="189" calcext:value-type="float">
            <text:p>189</text:p>
          </table:table-cell>
          <table:table-cell office:value-type="float" office:value="204" calcext:value-type="float">
            <text:p>204</text:p>
          </table:table-cell>
          <table:table-cell office:value-type="float" office:value="147" calcext:value-type="float">
            <text:p>14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warf Scrub</text:p>
          </table:table-cell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hrub/Scrub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ssland/Herbaceous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dge/Herbaceous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chens</text:p>
          </table:table-cell>
          <table:table-cell office:value-type="float" office:value="164" calcext:value-type="float">
            <text:p>164</text:p>
          </table:table-cell>
          <table:table-cell office:value-type="float" office:value="204" calcext:value-type="float">
            <text:p>204</text:p>
          </table:table-cell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ss</text:p>
          </table:table-cell>
          <table:table-cell office:value-type="float" office:value="130" calcext:value-type="float">
            <text:p>130</text:p>
          </table:table-cell>
          <table:table-cell office:value-type="float" office:value="186" calcext:value-type="float">
            <text:p>186</text:p>
          </table:table-cell>
          <table:table-cell office:value-type="float" office:value="157" calcext:value-type="float">
            <text:p>15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sture/Hay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ultivated Crops</text:p>
          </table:table-cell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oody Wetlands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237" calcext:value-type="float">
            <text:p>23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mergent Herbaceous Wetland</text:p>
          </table:table-cell>
          <table:table-cell office:value-type="float" office:value="113" calcext:value-type="float">
            <text:p>113</text:p>
          </table:table-cell>
          <table:table-cell office:value-type="float" office:value="164" calcext:value-type="float">
            <text:p>164</text:p>
          </table:table-cell>
          <table:table-cell office:value-type="float" office:value="193" calcext:value-type="float">
            <text:p>193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2:03:01.507351566</meta:creation-date>
    <dc:date>2022-10-10T22:08:05.864110230</dc:date>
    <meta:editing-duration>PT5M4S</meta:editing-duration>
    <meta:editing-cycles>1</meta:editing-cycles>
    <meta:document-statistic meta:table-count="1" meta:cell-count="126" meta:object-count="0"/>
    <meta:generator>LibreOffice/7.3.6.2$Linux_X86_64 LibreOffice_project/30$Build-2</meta:generator>
  </office:meta>
</office:document-meta>
</file>